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1">
            <text:p>icms_file_Tar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1">
            <text:p>icms_file_Zip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1">
            <text:p>icms_data_commen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1">
            <text:p>icms_view_Breadcr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1">
            <text:p>icms_file_TarDownloa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, needs to be completed when IcmsForm is conver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office:value-type="string" table:style-name="ce1">
            <text:p>icms_ipf_form_elements_Sour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office:value-type="string" table:style-name="ce1">
            <text:p>icms_ipf_form_elements_Urllink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</text:p>
          </table:table-cell>
          <table:table-cell office:value-type="string" table:style-name="ce1">
            <text:p>icms_data_ran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Handler</text:p>
          </table:table-cell>
          <table:table-cell office:value-type="string" table:style-name="ce1">
            <text:p>icms_data_ran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1">
            <text:p>icms_imag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1">
            <text:p>icms_imag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4">
          <table:table-cell table:number-columns-repeated="16384"/>
        </table:table-row>
      </table:table>
      <table:database-ranges>
        <table:database-range table:target-range-address="Sheet1.A1:Sheet1.D24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4T22:20:00Z</dc:date>
    <meta:editing-cycles>54</meta:editing-cycles>
    <meta:editing-duration>PT0S</meta:editing-duration>
  </office:meta>
</office:document-meta>
</file>